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Text_20_body">
      <style:paragraph-properties fo:margin-top="0cm" fo:margin-bottom="0cm"/>
      <style:text-properties style:font-name="Arial"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Text_20_body">
      <style:paragraph-properties fo:margin-top="0cm" fo:margin-bottom="0cm"/>
      <style:text-properties style:font-name="Arial" fo:font-size="10pt" fo:language="de" fo:country="DE" fo:font-style="normal" style:font-size-asian="10pt" style:font-style-asian="normal" style:font-size-complex="10pt" style:font-style-complex="normal"/>
    </style:style>
    <style:style style:name="P5" style:family="paragraph" style:parent-style-name="Text_20_body">
      <style:paragraph-properties fo:margin-top="0cm" fo:margin-bottom="0cm"/>
      <style:text-properties style:font-name="Arial" fo:font-size="10pt" fo:language="de" fo:country="AT" fo:font-style="normal" style:font-size-asian="10pt" style:font-style-asian="normal" style:font-size-complex="10pt" style:font-style-complex="normal"/>
    </style:style>
    <style:style style:name="P6" style:family="paragraph" style:parent-style-name="Text_20_body">
      <style:paragraph-properties fo:margin-top="0cm" fo:margin-bottom="0cm"/>
      <style:text-properties style:font-name="Arial" fo:font-size="10pt" fo:language="de" fo:country="AT" fo:font-style="normal" fo:font-weight="normal" style:font-size-asian="10pt" style:font-style-asian="normal" style:font-weight-asian="normal" style:font-size-complex="10pt" style:font-style-complex="normal" style:font-weight-complex="normal"/>
    </style:style>
    <style:style style:name="P7" style:family="paragraph" style:parent-style-name="Heading_20_1">
      <style:paragraph-properties fo:margin-top="0cm" fo:margin-bottom="0cm"/>
      <style:text-properties style:font-name="Arial" fo:font-size="10pt" fo:language="de" fo:country="AT" fo:font-style="normal" fo:font-weight="bold" style:font-size-asian="10pt" style:font-style-asian="normal" style:font-weight-asian="bold" style:font-size-complex="10pt" style:font-style-complex="normal"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paragraph-properties fo:margin-top="0cm" fo:margin-bottom="0cm"/>
      <style:text-properties style:font-name="Arial" fo:font-size="10pt" fo:language="de" fo:country="AT" fo:font-style="normal" style:font-size-asian="10pt" style:font-style-asian="normal" style:font-size-complex="10pt" style:font-style-complex="normal"/>
    </style:style>
    <style:style style:name="P11" style:family="paragraph" style:parent-style-name="Text_20_body">
      <style:paragraph-properties fo:margin-top="0cm" fo:margin-bottom="0cm"/>
      <style:text-properties style:font-name="Arial" fo:font-size="10pt" fo:language="de" fo:country="AT"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top="0cm" fo:margin-bottom="0cm"/>
      <style:text-properties style:font-name="Arial" fo:font-size="10pt" fo:language="de" fo:country="DE" fo:font-style="normal" style:font-size-asian="10pt" style:font-style-asian="normal" style:font-size-complex="10pt"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engineering <text:s/>- <text:s/>Ansätze</text:p>
      <text:p text:style-name="P5"/>
      <text:p text:style-name="P6">Der Begriff des Software-Engineerings bezeichnet also die fachliche Methoden und Vorgehensweisen im Rahmen eines Software-Entwicklungsprojekts, welche die allgemeinen Methoden des Projektmanagements unterstützen.</text:p>
      <text:p text:style-name="P6"/>
      <text:h text:style-name="P7" text:outline-level="1"><text:bookmark text:name="firstHeading"/>Top-down und Bottom-up</text:h>
      <text:p text:style-name="P6">Als <text:span text:style-name="T1">Top-down</text:span> (engl., etwa ‚von oben nach unten‘) und <text:span text:style-name="T1">Bottom-up</text:span> (engl., etwa ‚von unten nach oben‘) werden zwei entgegengesetzte Arbeitsrichtungen eines <text:a xlink:type="simple" xlink:href="http://de.wikipedia.org/wiki/Modell">Modellierungs</text:a>-<text:a xlink:type="simple" xlink:href="http://de.wikipedia.org/wiki/Prozess">Prozesses</text:a> bezeichnet, die in verschiedenen Sinnzusammenhängen für Analyse- oder Syntheserichtungen verwendet werden. „Top-down“ geht vom <text:a xlink:type="simple" xlink:href="http://de.wikipedia.org/wiki/Abstraktion">Abstrakten</text:a>, Allgemeinen, Übergeordneten schrittweise hin zum Konkreten, Speziellen, Untergeordneten. „Bottom-up“ bezeichnet die umgekehrte Richtung.</text:p>
      <text:list xml:id="list30619935" text:style-name="L1">
        <text:list-item>
          <text:p text:style-name="P8">Eine komplexe Vorgehensweise der Modellierung arbeitet abwechselnd mit beiden Richtungen, bis eine hinreichende Granularität und ein zutreffendes Abbild der Realität erreicht ist. </text:p>
        </text:list-item>
      </text:list>
      <text:list xml:id="list30609648" text:style-name="L2">
        <text:list-item>
          <text:p text:style-name="P9">Als Methode der <text:a xlink:type="simple" xlink:href="http://de.wikipedia.org/wiki/Planung">Planung</text:a> bezeichnet <text:span text:style-name="T5">Bottom-up</text:span> das Erstellen eines im Detail ausgearbeiteten Plans ohne herausfordernde Ziele, während <text:span text:style-name="T5">Top-down</text:span> das Erstellen von Zeit- und Kostenplanungen unter Zielvorgaben ohne finale <text:a xlink:type="simple" xlink:href="http://de.wikipedia.org/wiki/Konkretisierung">Konkretisierung</text:a> im <text:a xlink:type="simple" xlink:href="http://de.wikipedia.org/wiki/Detail">Detail</text:a> meint. </text:p>
        </text:list-item>
      </text:list>
      <text:p text:style-name="P6"/>
      <text:p text:style-name="P5"><text:span text:style-name="T3">Top-down-Ansatz: </text:span>geht von den Bedürfnissen und Anforderungen des Benutzers aus. Anhand einer vollständigen und konsistenten Beschreibung des geplanten Systems wird eine schrittweise Entwicklung durchgeführt.</text:p>
      <text:p text:style-name="P6"/>
      <text:p text:style-name="P5"><text:span text:style-name="T2">Bottom-up-Ansatz:</text:span><text:span text:style-name="T4"> </text:span>Ansatz geht nicht vom Benutzer und seinen Wünschen, sondern von bestehenden „Bausteine“ (z.B. Programm-Modulen) aus. Ausgehend von den Möglichkeiten, die durch die Bausteine gegeben sind, wird das Benutzersystem gestaltet und realisiert. Der (theoretisch) maximale Funktionsansatz ist im Bottom-up-Ansatz daher qualitativ und quantitativ <text:s/>klar vorgegeben. Gleichzeitig erfolgt damit eine <text:span text:style-name="T4">Beschränkung auf bestehenden Möglichkeiten.</text:span></text:p>
      <text:p text:style-name="P6"/>
      <text:p text:style-name="P5"><text:span text:style-name="T2">Evolutionärer Ansatz: </text:span><text:span text:style-name="T4">Der evolutionäre Ansatz sieht eine zyklische Annäherung des zu erstellenden Software-Produktes an die Anforderungen des Benutzers vor. Er geht dabei von der Annahme aus, dass die Anforderungen des Benutzers nicht im Vorhinein statisch festgelegt werden sollen, sonder sich in der Auseinandersetzung mit dem neuen Software-System noch ändern können. Im evolutionären Ansatz ist daher ein mehrmaliges Durchlaufen der einzelnen Entwicklungsschritte vorgesehe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imes New Roman1"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text-underline-style="solid" style:text-underline-width="auto" style:text-underline-color="font-color"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oftwareengineering<text:tab/><text:tab/>Emile Osako, 5 BHDVK</text:p>
      </style:header>
      <style:footer>
        <text:p text:style-name="MP2"><text:page-number text:select-page="current">1</text:page-number> Von <text:page-number text:select-page="current">1</text:page-number></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8M53S</meta:editing-duration>
    <meta:editing-cycles>51</meta:editing-cycles>
    <meta:generator>OpenOffice.org/3.2$Win32 OpenOffice.org_project/320m18$Build-9502</meta:generator>
    <dc:date>2011-03-24T11:18:45.75</dc:date>
    <dc:creator>Rainer Denkmair</dc:creator>
    <meta:document-statistic meta:table-count="0" meta:image-count="0" meta:object-count="0" meta:page-count="1" meta:paragraph-count="11" meta:word-count="286" meta:character-count="2331"/>
    <meta:user-defined meta:name="Info 1"/>
    <meta:user-defined meta:name="Info 2"/>
    <meta:user-defined meta:name="Info 3"/>
    <meta:user-defined meta:name="Info 4"/>
  </office:meta>
</office:document-meta>
</file>